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ub_20_judul">
      <style:text-properties style:font-name="Liberation Serif" fo:font-size="12pt" fo:font-weight="bold" officeooo:rsid="00210bb4" officeooo:paragraph-rsid="0003facc" style:font-size-asian="12pt" style:font-weight-asian="bold" style:font-name-complex="Times New Roman" style:font-size-complex="12pt" style:font-weight-complex="bold"/>
    </style:style>
    <style:style style:name="P4" style:family="paragraph" style:parent-style-name="sub_20_judul">
      <style:text-properties style:font-name="Liberation Serif" fo:font-size="12pt" officeooo:paragraph-rsid="0003facc" style:font-size-asian="12pt" style:font-size-complex="12pt"/>
    </style:style>
    <style:style style:name="P5" style:family="paragraph" style:parent-style-name="sub_20_judul_20_A.1">
      <style:text-properties style:font-name="Liberation Serif" fo:font-size="12pt" officeooo:rsid="00210bb4" officeooo:paragraph-rsid="0003facc" style:font-size-asian="12pt" style:font-size-complex="12pt"/>
    </style:style>
    <style:style style:name="P6" style:family="paragraph" style:parent-style-name="sub_20_judul_20_A.1">
      <style:text-properties style:font-name="Liberation Serif" fo:font-size="12pt" officeooo:rsid="003f82de" officeooo:paragraph-rsid="003f82de" style:font-size-asian="12pt" style:font-size-complex="12pt"/>
    </style:style>
    <style:style style:name="P7" style:family="paragraph" style:parent-style-name="sub_20_judul_20_A.1">
      <style:paragraph-properties fo:margin-left="0cm" fo:margin-right="0cm" fo:text-indent="0cm" style:auto-text-indent="false"/>
      <style:text-properties style:font-name="Liberation Serif" fo:font-size="12pt" officeooo:rsid="003f82de" officeooo:paragraph-rsid="003f82de" style:font-size-asian="12pt" style:font-size-complex="12pt"/>
    </style:style>
    <style:style style:name="P8" style:family="paragraph" style:parent-style-name="Standard" style:list-style-name="" style:master-page-name="Halaman_20_BAB">
      <style:paragraph-properties fo:margin-top="0cm" fo:margin-bottom="0cm" loext:contextual-spacing="false" fo:line-height="150%" fo:text-align="center" style:justify-single-word="false" style:page-number="5"/>
      <style:text-properties style:font-name="Liberation Serif" fo:font-size="12pt" fo:font-weight="bold" officeooo:paragraph-rsid="0003facc" style:font-size-asian="12pt" style:font-weight-asian="bold" style:font-name-complex="Times New Roman" style:font-size-complex="12pt" style:font-weight-complex="bold"/>
    </style:style>
    <style:style style:name="P9"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03facc" style:font-size-asian="12pt" style:font-weight-asian="bold" style:font-name-complex="Times New Roman" style:font-size-complex="12pt" style:font-weight-complex="bold"/>
    </style:style>
    <style:style style:name="P10" style:family="paragraph" style:parent-style-name="isi_20_sub_20_jutul_20_A.1_20_-_20_1">
      <style:text-properties officeooo:paragraph-rsid="0045dd61"/>
    </style:style>
    <style:style style:name="P11" style:family="paragraph" style:parent-style-name="isi_20_sub_20_judul_20_A.1_20_-_20_1_20_-_20_a">
      <style:paragraph-properties fo:text-align="justify" style:justify-single-word="false"/>
      <style:text-properties officeooo:paragraph-rsid="0045b095"/>
    </style:style>
    <style:style style:name="P12" style:family="paragraph" style:parent-style-name="isi_20_sub_20_judul_20_A.1_20_-_20_1_20_-_20_a" style:list-style-name="L11" style:master-page-name="">
      <loext:graphic-properties draw:fill="none"/>
      <style:paragraph-properties fo:margin-left="2.401cm" fo:margin-right="0cm" fo:line-height="150%" fo:text-align="justify" style:justify-single-word="false" fo:text-indent="-0.6cm" style:auto-text-indent="false" style:page-number="auto" fo:background-color="transparent"/>
      <style:text-properties officeooo:paragraph-rsid="0045dd61"/>
    </style:style>
    <style:style style:name="P13" style:family="paragraph" style:parent-style-name="isi_20_sub_20_judul_20_A.1_20_-_20_1_20_-_20_a" style:list-style-name="L6">
      <loext:graphic-properties draw:fill="none"/>
      <style:paragraph-properties fo:margin-left="2.401cm" fo:margin-right="0cm" fo:line-height="150%" fo:text-align="justify" style:justify-single-word="false" fo:text-indent="-0.6cm" style:auto-text-indent="false" fo:background-color="transparent"/>
      <style:text-properties officeooo:paragraph-rsid="0045b095"/>
    </style:style>
    <style:style style:name="P14" style:family="paragraph" style:parent-style-name="isi_20_sub_20_judul_20_A.1_20_-_20_1_20_-_20_a" style:list-style-name="L11">
      <loext:graphic-properties draw:fill="none"/>
      <style:paragraph-properties fo:margin-left="2.401cm" fo:margin-right="0cm" fo:line-height="150%" fo:text-align="justify" style:justify-single-word="false" fo:text-indent="-0.6cm" style:auto-text-indent="false" fo:background-color="transparent"/>
      <style:text-properties officeooo:paragraph-rsid="0045dd61"/>
    </style:style>
    <style:style style:name="P15" style:family="paragraph" style:parent-style-name="isi_20_sub_20_judul_20_A.1_20_-_20_1_20_-_20_a" style:list-style-name="L6" style:master-page-name="">
      <loext:graphic-properties draw:fill="none"/>
      <style:paragraph-properties fo:margin-left="2.401cm" fo:margin-right="0cm" fo:line-height="150%" fo:text-align="justify" style:justify-single-word="false" fo:text-indent="-0.6cm" style:auto-text-indent="false" style:page-number="auto" fo:background-color="transparent"/>
      <style:text-properties officeooo:paragraph-rsid="0045b095"/>
    </style:style>
    <style:style style:name="P16" style:family="paragraph" style:parent-style-name="isi_20_sub_20_judul_20_A.1_20_-_20_1_20_-_20_a" style:list-style-name="L7" style:master-page-name="">
      <loext:graphic-properties draw:fill="none"/>
      <style:paragraph-properties fo:margin-left="2.499cm" fo:margin-right="0cm" fo:line-height="150%" fo:text-indent="-0.6cm" style:auto-text-indent="false" style:page-number="auto" fo:background-color="transparent"/>
      <style:text-properties officeooo:paragraph-rsid="0045b095"/>
    </style:style>
    <style:style style:name="P17" style:family="paragraph" style:parent-style-name="isi_20_sub_20_judul_20_A.1_20_-_20_1_20_-_20_a" style:list-style-name="L9" style:master-page-name="">
      <loext:graphic-properties draw:fill="none"/>
      <style:paragraph-properties fo:margin-left="2.499cm" fo:margin-right="0cm" fo:line-height="150%" fo:text-align="justify" style:justify-single-word="false" fo:text-indent="-0.6cm" style:auto-text-indent="false" style:page-number="auto" fo:background-color="transparent">
        <style:tab-stops>
          <style:tab-stop style:position="0.067cm"/>
        </style:tab-stops>
      </style:paragraph-properties>
      <style:text-properties officeooo:paragraph-rsid="0045dd61"/>
    </style:style>
    <style:style style:name="P18" style:family="paragraph" style:parent-style-name="isi_20_sub_20_judul_20_A.1_20_-_20_1_20_-_20_a" style:list-style-name="L7">
      <loext:graphic-properties draw:fill="none"/>
      <style:paragraph-properties fo:margin-left="2.499cm" fo:margin-right="0cm" fo:line-height="150%" fo:text-indent="-0.6cm" style:auto-text-indent="false" fo:background-color="transparent"/>
      <style:text-properties officeooo:paragraph-rsid="0045b095"/>
    </style:style>
    <style:style style:name="P19" style:family="paragraph" style:parent-style-name="isi_20_sub_20_judul_20_A.1_20_-_20_1_20_-_20_a" style:list-style-name="L9">
      <loext:graphic-properties draw:fill="none"/>
      <style:paragraph-properties fo:margin-left="2.499cm" fo:margin-right="0cm" fo:line-height="150%" fo:text-align="justify" style:justify-single-word="false" fo:text-indent="-0.6cm" style:auto-text-indent="false" fo:background-color="transparent">
        <style:tab-stops>
          <style:tab-stop style:position="0.067cm"/>
        </style:tab-stops>
      </style:paragraph-properties>
      <style:text-properties officeooo:paragraph-rsid="0045dd61"/>
    </style:style>
    <style:style style:name="P20" style:family="paragraph" style:parent-style-name="isi_20_sub_20_judul_20_A.1_20_-_20_1_20_-_20_a" style:list-style-name="L8" style:master-page-name="">
      <loext:graphic-properties draw:fill="none"/>
      <style:paragraph-properties fo:margin-left="2.3cm" fo:margin-right="0cm" fo:line-height="150%" fo:text-indent="-0.6cm" style:auto-text-indent="false" style:page-number="auto" fo:background-color="transparent"/>
      <style:text-properties officeooo:paragraph-rsid="0045dd61"/>
    </style:style>
    <style:style style:name="P21" style:family="paragraph" style:parent-style-name="isi_20_sub_20_judul_20_A.1_20_-_20_1_20_-_20_a" style:list-style-name="L8">
      <loext:graphic-properties draw:fill="none"/>
      <style:paragraph-properties fo:margin-left="2.3cm" fo:margin-right="0cm" fo:line-height="150%" fo:text-indent="-0.6cm" style:auto-text-indent="false" fo:background-color="transparent"/>
      <style:text-properties officeooo:paragraph-rsid="0045dd61"/>
    </style:style>
    <style:style style:name="P22" style:family="paragraph" style:parent-style-name="sub_20_judul_20_A.1_20_isi">
      <style:text-properties fo:font-weight="bold" style:font-weight-asian="bold" style:font-weight-complex="bold"/>
    </style:style>
    <style:style style:name="P23" style:family="paragraph" style:parent-style-name="sub_20_judul_20_A.1_20_isi">
      <style:text-properties officeooo:paragraph-rsid="0045b095"/>
    </style:style>
    <style:style style:name="T1" style:family="text">
      <style:text-properties fo:font-weight="bold" style:font-weight-asian="bold" style:font-name-complex="Times New Roman" style:font-weight-complex="bold"/>
    </style:style>
    <style:style style:name="T2" style:family="text">
      <style:text-properties fo:font-weight="bold" officeooo:rsid="00210bb4" style:font-weight-asian="bold" style:font-name-complex="Times New Roman" style:font-weight-complex="bold"/>
    </style:style>
    <style:style style:name="T3" style:family="text">
      <style:text-properties fo:font-weight="bold" style:font-weight-asian="bold" style:font-weight-complex="bold"/>
    </style:style>
    <style:style style:name="T4" style:family="text">
      <style:text-properties officeooo:rsid="003f82de"/>
    </style:style>
    <style:style style:name="T5" style:family="text">
      <style:text-properties officeooo:rsid="0043db81"/>
    </style:style>
    <style:style style:name="T6" style:family="text">
      <style:text-properties officeooo:rsid="0045dd6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97cm" fo:text-indent="-0.635cm" fo:margin-left="2.9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05cm" fo:text-indent="-0.635cm" fo:margin-left="3.6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4cm" fo:text-indent="-0.635cm" fo:margin-left="4.2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875cm" fo:text-indent="-0.635cm" fo:margin-left="4.8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1cm" fo:text-indent="-0.635cm" fo:margin-left="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45cm" fo:text-indent="-0.635cm" fo:margin-left="6.1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78cm" fo:text-indent="-0.635cm" fo:margin-left="6.7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15cm" fo:text-indent="-0.635cm" fo:margin-left="7.4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05cm" fo:text-indent="-0.635cm" fo:margin-left="8.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685cm" fo:text-indent="-0.635cm" fo:margin-left="8.6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3.069cm" fo:text-indent="-0.635cm" fo:margin-left="3.0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04cm" fo:text-indent="-0.635cm" fo:margin-left="3.7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339cm" fo:text-indent="-0.635cm" fo:margin-left="4.3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74cm" fo:text-indent="-0.635cm" fo:margin-left="4.9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09cm" fo:text-indent="-0.635cm" fo:margin-left="5.6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244cm" fo:text-indent="-0.635cm" fo:margin-left="6.2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79cm" fo:text-indent="-0.635cm" fo:margin-left="6.8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14cm" fo:text-indent="-0.635cm" fo:margin-left="7.5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49cm" fo:text-indent="-0.635cm" fo:margin-left="8.1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84cm" fo:text-indent="-0.635cm" fo:margin-left="8.784cm"/>
        </style:list-level-properties>
      </text:list-level-style-number>
    </text:list-style>
    <text:list-style style:name="L6">
      <text:list-level-style-number text:level="1" text:style-name="Numbering_20_Symbols"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BAB II</text:h>
      <text:h text:style-name="P9" text:outline-level="1">DESKRIPSI TEORITIK DAN KERANGKA BERPIKIR</text:h>
      <text:p text:style-name="P3"/>
      <text:p text:style-name="P4"><text:span text:style-name="T2">A. </text:span><text:span text:style-name="T1">Deskripsi Teoritik </text:span></text:p>
      <text:p text:style-name="sub_20_judul_20_isi"><text:tab/>Deskripsi teoritik meurpakan sebuah difinisi atau pengertian yang berkaitan dengan judul yang diambil oleh penulis, deskripsi teoritik juga merupakan pendefinisian dari variabel yang berkaitan dengan judul.</text:p>
      <text:p text:style-name="P5">A.1 <text:span text:style-name="T4">Computer Based Test</text:span></text:p>
      <text:p text:style-name="sub_20_judul_20_A.1_20_isi"><text:tab/>Menurut situs (<text:a xlink:type="simple" xlink:href="http://digilib.umg.ac.id/gdl.php?mod=browse&amp;op=read&amp;id=jipptumg--adamjoyopr-174" text:style-name="Internet_20_link" text:visited-style-name="Visited_20_Internet_20_Link">http://digilib.umg.ac.id/gdl.php?mod=browse&amp;op=read&amp;id=jipptumg--adamjoyopr-174</text:a>), pemanfaatan teknologi informasi yang digunakan pada tes potensi akademik berupa tes berbasis komputer (Computer-based Test/ CBT) diharapkan mampu menjawab kebutuhan atas penggunaan tes potensi akademik sehingga pengguna dapat melakukan latihan atau menjadikan tes potensi akademik berbasis komputer sebagai media belajar dan bahkan digunakan untuk melakukan pengujian kemampuan bagi tujuan tertentu oleh lembaga, organisasi yang membutuhkan. Menurut situs Wikipedia (http://en.wikipedia.org/wiki/Computer-based_testing) computer-based assessment (CBA), atau juga disebut computer-based testing (CBT), e-exam, merupakan ujian terkomputerisasi dan administrasi pengujian dengan menggunakan komputer, adalah metode untuk mengatur ujian yang responnya tercatat secara elektronik, dinilai secara elektronik pula. Sesuai dengan namanya berarti menggunakan komputer atau alat elektronik yang mendukung seperti handled computer. Cara ini memungkinkan pelajar maupun pengajar untuk mengatur jadwal, mengumpulkan dan melaporkan hasil survey, kuis, tes dan ujian</text:p>
      <text:p text:style-name="P6">A.2 <text:s/>Hasil Belajar </text:p>
      <text:p text:style-name="P6">A.3 <text:s/>Proses Belajar</text:p>
      <text:p text:style-name="sub_20_judul_20_A.1"><text:soft-page-break/>A<text:span text:style-name="T5">4</text:span>. Pendidikan Kewarganegaraan</text:p>
      <text:p text:style-name="P22">1. Pengertian Pendidikan Kewarganegaraan</text:p>
      <text:p text:style-name="isi_20_sub_20_jutul_20_A.1_20_-_20_1"><text:tab/>Menurut Permendiknas No.22 Tahun 2006 tentang standar Isi Pendidikan Nasional, PKn merupakan mata pelajaran yang memfokuskan pada pembentukan warga negara yang memahami dan mampu melaksanakan hak-hak dan kewajibannya untuk menjadi warga negara Indonesia yang cerdas, terampil dan berkarakter yang diamanatkan oleh Pancasila dan UUD 1945. PKn adalah aspek pendidikan politik yang fokus materinya peranan warga negara dalam kehidupan bernegara yang kesemuanya itu diproses dalam rangka untuk membina peranan tersebut sesuai dengan ketentuan Pancasila dan UUD 1945 agar menjadi warga negara yang dapat diandalkan oleh bangsa dan negara (Cholisin 2000: 9).</text:p>
      <text:p text:style-name="isi_20_sub_20_jutul_20_A.1_20_-_20_1"><text:tab/>Menurut Edmonson (sebagaimana dikutip A. Ubaedillah 2011:5) makna Civics selalu didefinisikan sebagai sebuah studi tentang pemerintahan dan kewarganegaraan yang terkait dengan kewajiban, hak, dan hak-hak istimewa warga negara. Dari berbagai pendapat di atas, dapat disimpulkan bahwa PKn merupakan mata pelajaran yang memfokuskan pada pembentukan warga negara yang memahami dan mampu melaksanakan hak dan kewajibannya sesuai yang diamanatkan oleh Pancasila dan UUD 1945.</text:p>
      <text:p text:style-name="isi_20_sub_20_jutul_20_A.1_20_-_20_1"/>
      <text:p text:style-name="P22">2. Tujuan Pendidikan Kewarganegaraan</text:p>
      <text:p text:style-name="P10"><text:tab/>Pendidikan kewarganegaraan kompetensi sebagai berikut: bertujuan untuk memberikan</text:p>
      <text:list xml:id="list3673148615" text:style-name="L11">
        <text:list-item>
          <text:p text:style-name="P12">Berpikir secara kritis, rasional dan kreatif dalam menanggapi isu kewarganegaraan. </text:p>
        </text:list-item>
        <text:list-item>
          <text:p text:style-name="P14">Berpartisipasi secara bermutu dan bertanggung jawab, dan bertindak <text:s text:c="6"/>secara cerdas dalam kegiatan bermasyarakat, berbangsa, dan bernegara.</text:p>
        </text:list-item>
        <text:list-item>
          <text:p text:style-name="P14"><text:soft-page-break/>Berkembang secara positif dan demokratis untuk membentuk diri berdasarkan karakter masyarakat Indonesia agar dapat hidup bersama dengan bangsa-bangsa lain.</text:p>
        </text:list-item>
        <text:list-item>
          <text:p text:style-name="P14">Berinteraksi dengan bangsa lain dalam percaturan dunia secara langsung atau tidak langsung dengan memanfaatkan teknologi informasi dan komunikasi (Pusat Kurikulum, 2003:3).</text:p>
        </text:list-item>
      </text:list>
      <text:p text:style-name="isi_20_sub_20_jutul_20_A.1_20_-_20_1"/>
      <text:p text:style-name="P10">Pendidikan Kewarganegaraan bertujuan untuk membangun karakter (character building) bangsa Indonesia yang antara lain: </text:p>
      <text:list xml:id="list1064527389" text:style-name="L9">
        <text:list-item>
          <text:p text:style-name="P17">membentuk kecakapan partisipatif warga negara yang bermutu dan bertanggung jawab dalam kehidupan berbangsa dan bernegara, </text:p>
        </text:list-item>
        <text:list-item>
          <text:p text:style-name="P19">menjadikan warga negara Indonesia yang cerdas, aktif, kritis, dan demokratis, namun tetap memiliki komitmen menjaga persatuan dan integritas bangsa; </text:p>
        </text:list-item>
        <text:list-item>
          <text:p text:style-name="P19">mengembangkan kultur demokrasi yang berkeadaban, yaitu kebebasan, persamaan, toleransi, dan tanggung jawab (A. Ubaedillah:9).</text:p>
        </text:list-item>
      </text:list>
      <text:p text:style-name="isi_20_sub_20_jutul_20_A.1_20_-_20_1"/>
      <text:p text:style-name="isi_20_sub_20_jutul_20_A.1_20_-_20_1">Dapat disimpulkan dari berbagai pendapat diatas bahwa Pkn bertujuan untuk: </text:p>
      <text:list xml:id="list2764483008" text:style-name="L8">
        <text:list-item>
          <text:p text:style-name="P20">menjadikan warga negara Indonesia yang kritis, rasional, kreatif, cerdas, aktif, dan demokratis.</text:p>
        </text:list-item>
        <text:list-item>
          <text:p text:style-name="P21">berpartisipasi secara bermutu dan bertanggung jawab dalam kegiatan bermasyarakat, berbangsa dan bernegara.</text:p>
        </text:list-item>
        <text:list-item>
          <text:p text:style-name="P21">mengembangkan kultur demokrasi yang berkeadaban, yaitu kebebasan, persamaan, toleransi, dan tanggung jawab, </text:p>
        </text:list-item>
        <text:list-item>
          <text:p text:style-name="P21">berinteraksi dengan bangsa lain dalam percaturan dunia secara langsung atau tidak langsung dengan memanfaatkan teknologi informasi dan komunikasi.</text:p>
        </text:list-item>
      </text:list>
      <text:p text:style-name="isi_20_sub_20_jutul_20_A.1_20_-_20_1"/>
      <text:p text:style-name="isi_20_sub_20_jutul_20_A.1_20_-_20_1"/>
      <text:p text:style-name="P23"><text:soft-page-break/><text:span text:style-name="T3">3. Ruang Lingkup Pendidikan Kewarganegaraan Menurut Lampiran</text:span></text:p>
      <text:p text:style-name="P11">Permendiknas No.22 Tahun 2006 tentang standar Isi Pendidikan Nasional, ruang lingkup mata pelajaran Pendidikan Kewarganegaraan meliputi aspek-aspek sebagai berikut.</text:p>
      <text:list xml:id="list2306464304" text:style-name="L6">
        <text:list-item>
          <text:p text:style-name="P15">Persatuan dan Kesatuan bangsa, meliputi: hidup rukun dalam perbedaan, cinta lingkungan, kebanggaan sebagai bangsa Indonesia, partisipasi dalam pembelaan negara, sikap positif terhadap Negara Kesatuan Republik Indonesia, keterbukaan dan jaminan keadilan.</text:p>
        </text:list-item>
        <text:list-item>
          <text:p text:style-name="P13">Norma, hukum dan peraturan, meliputi: tertib dalam kehidupan keluarga, tata tertib di sekolah, norma yang berlaku di masyarakat, peraturan-peraturan daerah, norma-norma dalam kehidupan berbangsa dan bernegara, sistem hukum dan peradilan nasional, hukum dan peradilan internasional.</text:p>
        </text:list-item>
        <text:list-item>
          <text:p text:style-name="P13">Hak asasi manusia meliputi: hak dan kewajiban anak, hak dan kewajiban anggota masyarakat, instrumen nasional dan internasional HAM, pemajuan, penghormatan dan perlindungan HAM.</text:p>
        </text:list-item>
        <text:list-item>
          <text:p text:style-name="P13">Kebutuhan warga negara meliputi: hidup gotong royong, harga diri sebagai warga masyarakat, kebebasan berorganisasi, kemerdekaan mengeluarkan pendapat, menghargai keputusan bersama, prestasi diri, persamaan kedudukan warga negara.</text:p>
        </text:list-item>
        <text:list-item>
          <text:p text:style-name="P13">Negara meliputi: proklamasi kemerdekaan dan konstitusi yang pertama, konstitusi-konstitusi yang pernah digunakan di Indonesia, hubungan dasar negara dengan konstitusi.</text:p>
        </text:list-item>
        <text:list-item>
          <text:p text:style-name="P13">Kekuasaan dan Politik, meliputi: pemerintahan desa dan kecamatan, pemerintahan daerah dan otonomi, pemerintah pusat, demokrasi dan sistem politik, budaya politik, budaya demokrasi menuju masyarakat madani, sistem pemerintahan, pers dalam masyarakat demokrasi.</text:p>
        </text:list-item>
        <text:list-item>
          <text:p text:style-name="P13">Pancasila meliputi: kedudukan pancasila sebagai dasar Negara dan ideologi negara, proses perumusan pancasila sebagai dasar negara, <text:soft-page-break/>pengamalan nilai-nilai pancasila dalam kehidupan sehari-hari, pancasila sebagai ideologi terbuka.</text:p>
        </text:list-item>
        <text:list-item>
          <text:p text:style-name="P13">Globalisasi meliputi: globalisasi di lingkungannya, politik luar negeri Indonesia di era globalisasi, dampak globalisasi, hubungan internasional dan organisasi internasional, dan mengevaluasi globalisasi.</text:p>
        </text:list-item>
      </text:list>
      <text:p text:style-name="isi_20_sub_20_judul_20_A.1_20_-_20_1_20_-_20_a"/>
      <text:p text:style-name="isi_20_sub_20_judul_20_A.1_20_-_20_1_20_-_20_a">Materi mengenai warga negara meliputi: </text:p>
      <text:list xml:id="list1902233054" text:style-name="L7">
        <text:list-item>
          <text:p text:style-name="P16">hidup gotong royong, manusia sebagai makhluk sosial selalu membutuhkan pertolongan dan bantuan orang lain. Untuk mewujudkan diri sebagai makhluk sosial tersebut <text:s/>salah satu wujudnya adalah sikap saling bergotong royong, </text:p>
        </text:list-item>
        <text:list-item>
          <text:p text:style-name="P18">harga diri sebagai warga masyarakat adalah salah satu hak kita sebagai warga negara. Kita harus mengetahui apa saja yang menjadi harga diri warga negara, agar apabila penguasa akan bertindak sewenang-wenang, maka kita dapat mencegahnya,</text:p>
        </text:list-item>
        <text:list-item>
          <text:p text:style-name="P18">kebebasan berorganisasi dan kemerdekaan mengeluarkan pendapat merupakan hak kita sebagai warga negara, dengan mengetahuinya kita dapat mengembangkan kemampuan kita dengan maksimal melalui organisasi dan mengeluarkan pendapat di dalam maupun luar organisasi tersebut,</text:p>
        </text:list-item>
        <text:list-item>
          <text:p text:style-name="P18">menghargai keputusan bersama, sebagai makhluk sosial, kita harus dapat menghargai keputusan yang telah disepakati bersama, agar tidak terjadi konflik antar warga negara,</text:p>
        </text:list-item>
        <text:list-item>
          <text:p text:style-name="P18">prestasi diri, sebagai warga negara kita juga berhak untuk mengembangkan kemampuan kita dan meraih prestasi yang tinggi, </text:p>
        </text:list-item>
        <text:list-item>
          <text:p text:style-name="P18">persamaan kedudukan warga negara, persamaan kedudukan antar warga negara sudah dijamin oleh negara, maka dari itu, bila kita mengetahuinya maka akan dapat mencegah atau menindak aksi pelanggaran. Dari uraian diatas, terlihat jelas bahwa materi mengenai warga negara sangat penting bagi siswa. Untuk dapat <text:soft-page-break/>memahami materi tersebut, memerlukan motivasi belajar yang tinggi dari siswa. Akibat dari motivasi yang tinggi akan menghasilkan prestasi yang gemilang juga.</text:p>
        </text:list-item>
      </text:list>
      <text:p text:style-name="isi_20_sub_20_judul_20_A.1_20_-_20_1_20_-_20_a"/>
      <text:p text:style-name="P6">A.5 Teknologi</text:p>
      <text:p text:style-name="P6">A.6 Komputer</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 style:display-name="sub judul" style:family="paragraph" style:parent-style-name="Text_20_body" style:master-page-name="">
      <style:paragraph-properties fo:line-height="150%" fo:text-align="justify" style:justify-single-word="false" style:page-number="auto"/>
      <style:text-properties fo:font-weight="bold" style:font-size-asian="10.5pt"/>
    </style:style>
    <style:style style:name="sub_20_judul_20_A.1_20_isi" style:display-name="sub judul A.1 isi" style:family="paragraph" style:parent-style-name="Text_20_body" style:master-page-name="">
      <style:paragraph-properties fo:margin-left="1.3cm" fo:margin-right="0cm" fo:line-height="150%" fo:text-align="justify" style:justify-single-word="false" fo:text-indent="0cm" style:auto-text-indent="false" style:page-number="auto"/>
      <style:text-properties style:font-size-asian="10.5pt"/>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si_20_sub_20_jutul_20_A.1_20_-_20_1" style:display-name="isi sub jutul A.1 - 1" style:family="paragraph">
      <loext:graphic-properties draw:fill="none"/>
      <style:paragraph-properties fo:margin-left="1.7cm" fo:margin-right="0cm" fo:line-height="150%" fo:text-align="justify" style:justify-single-word="false" fo:text-indent="0cm" style:auto-text-indent="false" fo:background-color="transparent"/>
      <style:text-properties style:font-size-asian="10.5pt"/>
    </style:style>
    <style:style style:name="isi_20_sub_20_judul_20_A.1_20_-_20_1_20_-_20_a" style:display-name="isi sub judul A.1 - 1 - a" style:family="paragraph">
      <style:paragraph-properties fo:margin-left="1.799cm" fo:margin-right="0cm" fo:line-height="150%" fo:text-align="justify" style:justify-single-word="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5</text:page-number></text:p>
      </style:footer>
    </style:master-page>
    <style:master-page style:name="Halaman_20_ISI" style:display-name="Halaman ISI" style:page-layout-name="Mpm3">
      <style:header>
        <text:p text:style-name="MP2"><text:page-number text:select-page="current">1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7:53.412808188</meta:creation-date>
    <dc:date>2018-11-14T11:47:07.550421988</dc:date>
    <meta:editing-duration>PT2H52M9S</meta:editing-duration>
    <meta:editing-cycles>44</meta:editing-cycles>
    <meta:generator>LibreOffice/6.0.5.2$Linux_X86_64 LibreOffice_project/54c8cbb85f300ac59db32fe8a675ff7683cd5a16</meta:generator>
    <meta:print-date>2018-09-11T08:24:16.436587780</meta:print-date>
    <meta:document-statistic meta:table-count="0" meta:image-count="0" meta:object-count="0" meta:page-count="6" meta:paragraph-count="48" meta:word-count="1008" meta:character-count="8005" meta:non-whitespace-character-count="7046"/>
  </office:meta>
</office:document-meta>
</file>